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1.0098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10</text:p>
          </table:table-cell>
          <table:table-cell table:formula="of:=[.F36]+[.C37]" office:value-type="float" office:value="2551" calcext:value-type="float">
            <text:p>2551</text:p>
          </table:table-cell>
          <table:table-cell office:value-type="float" office:value="2622" calcext:value-type="float">
            <text:p>2622</text:p>
          </table:table-cell>
          <table:table-cell table:formula="of:=[.F37]-[.G37]" office:value-type="float" office:value="-71" calcext:value-type="float">
            <text:p>-7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30</text:p>
          </table:table-cell>
          <table:table-cell table:formula="of:=[.F37]+[.C38]" office:value-type="float" office:value="2571" calcext:value-type="float">
            <text:p>2571</text:p>
          </table:table-cell>
          <table:table-cell office:value-type="float" office:value="2650" calcext:value-type="float">
            <text:p>2650</text:p>
          </table:table-cell>
          <table:table-cell table:formula="of:=[.F38]-[.G38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8]+[.C39]" office:value-type="float" office:value="2594" calcext:value-type="float">
            <text:p>2594</text:p>
          </table:table-cell>
          <table:table-cell office:value-type="float" office:value="2678" calcext:value-type="float">
            <text:p>2678</text:p>
          </table:table-cell>
          <table:table-cell table:formula="of:=[.F39]-[.G39]" office:value-type="float" office:value="-84" calcext:value-type="float">
            <text:p>-8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9]+[.C40]" office:value-type="float" office:value="2594" calcext:value-type="float">
            <text:p>2594</text:p>
          </table:table-cell>
          <table:table-cell office:value-type="float" office:value="2706" calcext:value-type="float">
            <text:p>2706</text:p>
          </table:table-cell>
          <table:table-cell table:formula="of:=[.F40]-[.G40]" office:value-type="float" office:value="-112" calcext:value-type="float">
            <text:p>-112</text:p>
          </table:table-cell>
          <table:table-cell table:number-columns-repeated="5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3:17</text:p>
          </table:table-cell>
          <table:table-cell table:formula="of:=[.F40]+[.C41]" office:value-type="float" office:value="2677" calcext:value-type="float">
            <text:p>2677</text:p>
          </table:table-cell>
          <table:table-cell office:value-type="float" office:value="2734" calcext:value-type="float">
            <text:p>2734</text:p>
          </table:table-cell>
          <table:table-cell table:formula="of:=[.F41]-[.G41]" office:value-type="float" office:value="-57" calcext:value-type="float">
            <text:p>-5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2:10</text:p>
          </table:table-cell>
          <table:table-cell table:formula="of:=[.F41]+[.C42]" office:value-type="float" office:value="2721" calcext:value-type="float">
            <text:p>2721</text:p>
          </table:table-cell>
          <table:table-cell office:value-type="float" office:value="2762" calcext:value-type="float">
            <text:p>2762</text:p>
          </table:table-cell>
          <table:table-cell table:formula="of:=[.F42]-[.G42]" office:value-type="float" office:value="-41" calcext:value-type="float">
            <text:p>-4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3:30</text:p>
          </table:table-cell>
          <table:table-cell table:formula="of:=[.F42]+[.C43]" office:value-type="float" office:value="2755" calcext:value-type="float">
            <text:p>2755</text:p>
          </table:table-cell>
          <table:table-cell office:value-type="float" office:value="2790" calcext:value-type="float">
            <text:p>2790</text:p>
          </table:table-cell>
          <table:table-cell table:formula="of:=[.F43]-[.G43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Helaman 4:21</text:p>
          </table:table-cell>
          <table:table-cell table:formula="of:=[.F43]+[.C44]" office:value-type="float" office:value="2783" calcext:value-type="float">
            <text:p>2783</text:p>
          </table:table-cell>
          <table:table-cell office:value-type="float" office:value="2818" calcext:value-type="float">
            <text:p>2818</text:p>
          </table:table-cell>
          <table:table-cell table:formula="of:=[.F44]-[.G44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783" calcext:value-type="float">
            <text:p>2783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783" calcext:value-type="float">
            <text:p>2783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783" calcext:value-type="float">
            <text:p>2783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783" calcext:value-type="float">
            <text:p>2783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783" calcext:value-type="float">
            <text:p>2783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783" calcext:value-type="float">
            <text:p>2783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783" calcext:value-type="float">
            <text:p>2783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783" calcext:value-type="float">
            <text:p>2783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783" calcext:value-type="float">
            <text:p>2783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783" calcext:value-type="float">
            <text:p>2783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783" calcext:value-type="float">
            <text:p>2783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783" calcext:value-type="float">
            <text:p>2783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783" calcext:value-type="float">
            <text:p>2783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783" calcext:value-type="float">
            <text:p>2783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783" calcext:value-type="float">
            <text:p>2783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783" calcext:value-type="float">
            <text:p>2783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783" calcext:value-type="float">
            <text:p>2783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783" calcext:value-type="float">
            <text:p>2783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783" calcext:value-type="float">
            <text:p>2783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783" calcext:value-type="float">
            <text:p>2783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783" calcext:value-type="float">
            <text:p>2783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783" calcext:value-type="float">
            <text:p>2783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783" calcext:value-type="float">
            <text:p>2783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783" calcext:value-type="float">
            <text:p>2783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783" calcext:value-type="float">
            <text:p>2783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783" calcext:value-type="float">
            <text:p>2783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783" calcext:value-type="float">
            <text:p>2783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783" calcext:value-type="float">
            <text:p>2783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783" calcext:value-type="float">
            <text:p>2783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783" calcext:value-type="float">
            <text:p>2783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783" calcext:value-type="float">
            <text:p>2783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783" calcext:value-type="float">
            <text:p>2783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783" calcext:value-type="float">
            <text:p>2783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783" calcext:value-type="float">
            <text:p>2783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783" calcext:value-type="float">
            <text:p>2783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783" calcext:value-type="float">
            <text:p>2783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783" calcext:value-type="float">
            <text:p>2783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783" calcext:value-type="float">
            <text:p>2783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783" calcext:value-type="float">
            <text:p>2783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783" calcext:value-type="float">
            <text:p>2783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783" calcext:value-type="float">
            <text:p>2783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783" calcext:value-type="float">
            <text:p>2783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783" calcext:value-type="float">
            <text:p>2783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783" calcext:value-type="float">
            <text:p>2783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783" calcext:value-type="float">
            <text:p>2783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783" calcext:value-type="float">
            <text:p>2783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783" calcext:value-type="float">
            <text:p>2783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783" calcext:value-type="float">
            <text:p>2783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783" calcext:value-type="float">
            <text:p>2783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783" calcext:value-type="float">
            <text:p>2783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783" calcext:value-type="float">
            <text:p>2783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783" calcext:value-type="float">
            <text:p>2783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783" calcext:value-type="float">
            <text:p>2783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783" calcext:value-type="float">
            <text:p>2783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783" calcext:value-type="float">
            <text:p>2783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783" calcext:value-type="float">
            <text:p>2783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783" calcext:value-type="float">
            <text:p>2783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783" calcext:value-type="float">
            <text:p>2783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783" calcext:value-type="float">
            <text:p>2783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783" calcext:value-type="float">
            <text:p>2783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783" calcext:value-type="float">
            <text:p>2783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783" calcext:value-type="float">
            <text:p>2783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783" calcext:value-type="float">
            <text:p>2783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783" calcext:value-type="float">
            <text:p>2783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783" calcext:value-type="float">
            <text:p>2783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783" calcext:value-type="float">
            <text:p>2783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783" calcext:value-type="float">
            <text:p>2783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783" calcext:value-type="float">
            <text:p>2783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783" calcext:value-type="float">
            <text:p>2783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783" calcext:value-type="float">
            <text:p>2783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783" calcext:value-type="float">
            <text:p>2783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783" calcext:value-type="float">
            <text:p>2783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783" calcext:value-type="float">
            <text:p>2783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783" calcext:value-type="float">
            <text:p>2783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783" calcext:value-type="float">
            <text:p>2783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783" calcext:value-type="float">
            <text:p>2783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783" calcext:value-type="float">
            <text:p>2783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783" calcext:value-type="float">
            <text:p>2783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783" calcext:value-type="float">
            <text:p>2783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783" calcext:value-type="float">
            <text:p>2783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783" calcext:value-type="float">
            <text:p>2783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783" calcext:value-type="float">
            <text:p>2783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783" calcext:value-type="float">
            <text:p>2783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783" calcext:value-type="float">
            <text:p>2783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783" calcext:value-type="float">
            <text:p>2783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783" calcext:value-type="float">
            <text:p>2783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783" calcext:value-type="float">
            <text:p>2783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783" calcext:value-type="float">
            <text:p>2783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783" calcext:value-type="float">
            <text:p>2783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783" calcext:value-type="float">
            <text:p>2783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783" calcext:value-type="float">
            <text:p>2783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783" calcext:value-type="float">
            <text:p>2783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783" calcext:value-type="float">
            <text:p>2783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783" calcext:value-type="float">
            <text:p>2783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783" calcext:value-type="float">
            <text:p>2783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783" calcext:value-type="float">
            <text:p>2783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783" calcext:value-type="float">
            <text:p>2783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783" calcext:value-type="float">
            <text:p>2783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783" calcext:value-type="float">
            <text:p>2783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783" calcext:value-type="float">
            <text:p>2783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783" calcext:value-type="float">
            <text:p>2783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783" calcext:value-type="float">
            <text:p>2783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783" calcext:value-type="float">
            <text:p>2783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783" calcext:value-type="float">
            <text:p>2783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783" calcext:value-type="float">
            <text:p>2783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783" calcext:value-type="float">
            <text:p>2783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783" calcext:value-type="float">
            <text:p>2783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783" calcext:value-type="float">
            <text:p>2783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783" calcext:value-type="float">
            <text:p>2783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783" calcext:value-type="float">
            <text:p>2783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783" calcext:value-type="float">
            <text:p>2783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783" calcext:value-type="float">
            <text:p>2783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783" calcext:value-type="float">
            <text:p>2783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783" calcext:value-type="float">
            <text:p>2783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783" calcext:value-type="float">
            <text:p>2783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783" calcext:value-type="float">
            <text:p>2783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783" calcext:value-type="float">
            <text:p>2783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783" calcext:value-type="float">
            <text:p>2783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783" calcext:value-type="float">
            <text:p>2783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783" calcext:value-type="float">
            <text:p>2783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783" calcext:value-type="float">
            <text:p>2783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783" calcext:value-type="float">
            <text:p>2783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783" calcext:value-type="float">
            <text:p>2783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783" calcext:value-type="float">
            <text:p>2783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783" calcext:value-type="float">
            <text:p>2783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783" calcext:value-type="float">
            <text:p>2783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783" calcext:value-type="float">
            <text:p>2783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783" calcext:value-type="float">
            <text:p>2783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783" calcext:value-type="float">
            <text:p>2783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783" calcext:value-type="float">
            <text:p>2783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783" calcext:value-type="float">
            <text:p>2783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783" calcext:value-type="float">
            <text:p>2783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783" calcext:value-type="float">
            <text:p>2783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783" calcext:value-type="float">
            <text:p>2783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783" calcext:value-type="float">
            <text:p>2783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783" calcext:value-type="float">
            <text:p>2783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783" calcext:value-type="float">
            <text:p>2783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783" calcext:value-type="float">
            <text:p>2783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783" calcext:value-type="float">
            <text:p>2783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783" calcext:value-type="float">
            <text:p>2783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783" calcext:value-type="float">
            <text:p>2783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07:59:26.791238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12T07:59:38.582303524</dc:date>
    <meta:editing-duration>PT19H56M</meta:editing-duration>
    <meta:editing-cycles>58</meta:editing-cycles>
    <meta:document-statistic meta:table-count="1" meta:cell-count="897" meta:object-count="0"/>
  </office:meta>
</office:document-meta>
</file>